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6.66mm"/>
    </style:style>
    <style:style style:name="co2" style:family="table-column">
      <style:table-column-properties fo:break-before="auto" style:column-width="45.7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3.95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1.31mm" fo:break-before="auto" style:use-optimal-row-height="true"/>
    </style:style>
    <style:style style:name="ro5" style:family="table-row">
      <style:table-row-properties style:row-height="5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685"/>
    </style:style>
    <style:style style:name="ce4" style:family="table-cell" style:parent-style-name="Default">
      <style:table-cell-properties fo:background-color="#fff685"/>
      <style:text-properties fo:font-style="italic" fo:font-weight="bold" style:font-style-asian="italic" style:font-weight-asian="bold" style:font-style-complex="italic" style:font-weight-complex="bold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HK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wanted list</text:p>
          </table:table-cell>
          <table:table-cell office:value-type="string" calcext:value-type="string">
            <text:p>taobao lis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壓敏電阻</text:p>
          </table:table-cell>
          <table:table-cell table:style-name="ce1" office:value-type="string" calcext:value-type="string">
            <text:p>1206贴片压敏电阻 直流<text:span text:style-name="T1">5.6</text:span>V 标称电压8V FPV321611E5R6PKT(10只) </text:p>
          </table:table-cell>
          <table:table-cell office:value-type="string" calcext:value-type="string">
            <text:p>https://item.taobao.com/item.htm?spm=a1z10.3-c-s.w4002-21223910208.13.780c6a4by5cWRj&amp;id=560077220242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1206贴片压敏电阻 直流18V 标称电压25V FPV321611G180PKT(10只) </text:p>
          </table:table-cell>
          <table:table-cell office:value-type="string" calcext:value-type="string">
            <text:p>https://item.taobao.com/item.htm?spm=a1z10.3-c-s.w4002-21223910208.40.4cda6a4bMj2PPd&amp;id=560169589577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1206贴片压敏电阻 直流8V 标称电压12V FPV321611E8R0PKT(10只) </text:p>
          </table:table-cell>
          <table:table-cell office:value-type="string" calcext:value-type="string">
            <text:p>https://item.taobao.com/item.htm?spm=a1z10.3-c-s.w4002-21223910208.16.8ded6a4bUhzu13&amp;id=560230378905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1210贴片压敏电阻 直流30V 标称电压42V FPV322513E300PKT(5只) </text:p>
          </table:table-cell>
          <table:table-cell office:value-type="string" calcext:value-type="string">
            <text:p>https://item.taobao.com/item.htm?spm=a1z10.3-c-s.w4002-21223910208.28.8ded6a4bUhzu13&amp;id=560230958506</text:p>
          </table:table-cell>
        </table:table-row>
        <table:table-row table:style-name="ro1">
          <table:table-cell table:number-columns-repeated="4"/>
        </table:table-row>
        <table:table-row table:style-name="ro3">
          <table:table-cell/>
          <table:table-cell table:style-name="ce1"/>
          <table:table-cell table:number-columns-repeated="2"/>
        </table:table-row>
        <table:table-row table:style-name="ro4">
          <table:table-cell/>
          <table:table-cell table:style-name="ce1" office:value-type="string" calcext:value-type="string">
            <text:p>原装正品 MP1584EN-LF-Z 开关稳压器 3A 1.5MHz 28V Nonsync Buck </text:p>
          </table:table-cell>
          <table:table-cell office:value-type="string" calcext:value-type="string">
            <text:p>https://item.taobao.com/item.htm?spm=a1z0d.6639537.1997196601.15.539c7484vwSMa5&amp;id=522573677941</text:p>
          </table:table-cell>
          <table:table-cell/>
        </table:table-row>
        <table:table-row table:style-name="ro1" table:number-rows-repeated="5">
          <table:table-cell table:number-columns-repeated="4"/>
        </table:table-row>
        <table:table-row table:style-name="ro5">
          <table:table-cell/>
          <table:table-cell office:value-type="string" calcext:value-type="string">
            <text:p>直针 PH2.0 接插件2.0mm接线端子2/3/4/5/6/7/8/9P/10P/12P连接器 </text:p>
          </table:table-cell>
          <table:table-cell office:value-type="string" calcext:value-type="string">
            <text:p>https://item.taobao.com/item.htm?spm=a1z0d.6639537.1997196601.64.539c7484vwSMa5&amp;id=563795396854</text:p>
          </table:table-cell>
          <table:table-cell/>
        </table:table-row>
        <table:table-row table:style-name="ro1">
          <table:table-cell office:value-type="string" calcext:value-type="string">
            <text:p>0603 inductor for VREF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ange pi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no pi x2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4" office:value-type="string" calcext:value-type="string">
            <text:p>POWER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SY8008B</text:p>
          </table:table-cell>
          <table:table-cell office:value-type="string" calcext:value-type="string">
            <text:p>【凯拓达电子】SY8008B 贴片5脚 AB开头5脚芯片 PWM同步降压DC-DC &lt;/h3</text:p>
          </table:table-cell>
          <table:table-cell office:value-type="string" calcext:value-type="string">
            <text:p>https://item.taobao.com/item.htm?spm=a230r.1.14.10.69091c824KvqCj&amp;id=35875865371&amp;ns=1&amp;abbucket=9#detail</text:p>
          </table:table-cell>
          <table:table-cell/>
        </table:table-row>
        <table:table-row table:style-name="ro5">
          <table:table-cell office:value-type="string" calcext:value-type="string">
            <text:p>SY8089A</text:p>
          </table:table-cell>
          <table:table-cell office:value-type="string" calcext:value-type="string">
            <text:p>直拍 全新原装SY8089A丝印 KV开头 SOT23-5 &lt;/h3</text:p>
          </table:table-cell>
          <table:table-cell office:value-type="string" calcext:value-type="string">
            <text:p>https://item.taobao.com/item.htm?spm=a230r.1.14.25.3ca76c03ztO0vl&amp;id=525030320239&amp;ns=1&amp;abbucket=9#detail</text:p>
          </table:table-cell>
          <table:table-cell/>
        </table:table-row>
        <table:table-row table:style-name="ro5">
          <table:table-cell office:value-type="string" calcext:value-type="string">
            <text:p>SY8113B</text:p>
          </table:table-cell>
          <table:table-cell office:value-type="string" calcext:value-type="string">
            <text:p>一只也可直拍SY8113BADC SY8113B SOT23-6进口原装矽力杰稳压芯 &lt;/h3</text:p>
          </table:table-cell>
          <table:table-cell office:value-type="string" calcext:value-type="string">
            <text:p>https://item.taobao.com/item.htm?spm=a230r.1.14.11.3fc82a0fJnr1JY&amp;id=537402175465&amp;ns=1&amp;abbucket=9#detail</text:p>
          </table:table-cell>
          <table:table-cell/>
        </table:table-row>
        <table:table-row table:style-name="ro5">
          <table:table-cell office:value-type="string" calcext:value-type="string">
            <text:p>PST73133BETV</text:p>
          </table:table-cell>
          <table:table-cell office:value-type="string" calcext:value-type="string">
            <text:p>PST73133BETV PST73133 SOT23-5 全新 电子元器件配单 &lt;/h3</text:p>
          </table:table-cell>
          <table:table-cell office:value-type="string" calcext:value-type="string">
            <text:p>https://item.taobao.com/item.htm?spm=a230r.1.14.8.7b922ddfypOyV2&amp;id=574042589866&amp;ns=1&amp;abbucket=9#detail</text:p>
          </table:table-cell>
          <table:table-cell/>
        </table:table-row>
        <table:table-row table:style-name="ro1" table:number-rows-repeated="104855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0">00/00/0000</text:date>, <text:time style:data-style-name="N2" text:time-value="15:14:43.9129726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0T00:16:42.581322673</meta:creation-date>
    <meta:generator>LibreOffice/6.0.7.3$Linux_X86_64 LibreOffice_project/00m0$Build-3</meta:generator>
    <dc:date>2019-05-20T17:16:06.366722538</dc:date>
    <meta:editing-duration>PT2H1M38S</meta:editing-duration>
    <meta:editing-cycles>5</meta:editing-cycles>
    <meta:document-statistic meta:table-count="1" meta:cell-count="31" meta:object-count="0"/>
  </office:meta>
</office:document-meta>
</file>